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a7c" officeooo:paragraph-rsid="0016aa7c"/>
    </style:style>
    <style:style style:name="P2" style:family="paragraph" style:parent-style-name="Standard">
      <style:text-properties officeooo:rsid="001a4224" officeooo:paragraph-rsid="001a4224"/>
    </style:style>
    <style:style style:name="P3" style:family="paragraph" style:parent-style-name="Standard">
      <style:text-properties officeooo:rsid="001a4224" officeooo:paragraph-rsid="001f05da"/>
    </style:style>
    <style:style style:name="P4" style:family="paragraph" style:parent-style-name="Standard">
      <style:text-properties officeooo:rsid="001a4224" officeooo:paragraph-rsid="002fd6d4"/>
    </style:style>
    <style:style style:name="P5" style:family="paragraph" style:parent-style-name="Standard">
      <style:text-properties officeooo:rsid="001a4224" officeooo:paragraph-rsid="00352a02"/>
    </style:style>
    <style:style style:name="P6" style:family="paragraph" style:parent-style-name="Standard">
      <style:text-properties officeooo:rsid="001a4224" officeooo:paragraph-rsid="0038f81b"/>
    </style:style>
    <style:style style:name="P7" style:family="paragraph" style:parent-style-name="Standard">
      <style:text-properties officeooo:rsid="001a4224" officeooo:paragraph-rsid="003bf157"/>
    </style:style>
    <style:style style:name="P8" style:family="paragraph" style:parent-style-name="Standard">
      <style:text-properties officeooo:rsid="001a4224" officeooo:paragraph-rsid="0044b247"/>
    </style:style>
    <style:style style:name="P9" style:family="paragraph" style:parent-style-name="Standard">
      <style:text-properties officeooo:rsid="001a4224" officeooo:paragraph-rsid="0044f3f0"/>
    </style:style>
    <style:style style:name="P10" style:family="paragraph" style:parent-style-name="Standard">
      <style:text-properties officeooo:rsid="001a4224" officeooo:paragraph-rsid="0051e3e1"/>
    </style:style>
    <style:style style:name="P11" style:family="paragraph" style:parent-style-name="Standard">
      <style:text-properties officeooo:rsid="001a4224" officeooo:paragraph-rsid="0055ea3d"/>
    </style:style>
    <style:style style:name="P12" style:family="paragraph" style:parent-style-name="Standard">
      <style:text-properties officeooo:rsid="001a4224" officeooo:paragraph-rsid="006fa996"/>
    </style:style>
    <style:style style:name="P13" style:family="paragraph" style:parent-style-name="Standard">
      <style:text-properties officeooo:rsid="001a4224" officeooo:paragraph-rsid="007c9193"/>
    </style:style>
    <style:style style:name="P14" style:family="paragraph" style:parent-style-name="Standard">
      <style:text-properties officeooo:rsid="001a4224" officeooo:paragraph-rsid="0084f61c"/>
    </style:style>
    <style:style style:name="P15" style:family="paragraph" style:parent-style-name="Standard">
      <style:text-properties officeooo:rsid="001a4224" officeooo:paragraph-rsid="008c7355"/>
    </style:style>
    <style:style style:name="T1" style:family="text">
      <style:text-properties officeooo:rsid="0016aa7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e92bf" fo:background-color="#ffff00" loext:char-shading-value="0"/>
    </style:style>
    <style:style style:name="T4" style:family="text">
      <style:text-properties officeooo:rsid="003a329f" fo:background-color="#ffff00" loext:char-shading-value="0"/>
    </style:style>
    <style:style style:name="T5" style:family="text">
      <style:text-properties officeooo:rsid="004c9bfa" fo:background-color="#ffff00" loext:char-shading-value="0"/>
    </style:style>
    <style:style style:name="T6" style:family="text">
      <style:text-properties officeooo:rsid="004eec15" fo:background-color="#ffff00" loext:char-shading-value="0"/>
    </style:style>
    <style:style style:name="T7" style:family="text">
      <style:text-properties officeooo:rsid="0058512e" fo:background-color="#ffff00" loext:char-shading-value="0"/>
    </style:style>
    <style:style style:name="T8" style:family="text">
      <style:text-properties officeooo:rsid="00648300" fo:background-color="#ffff00" loext:char-shading-value="0"/>
    </style:style>
    <style:style style:name="T9" style:family="text">
      <style:text-properties officeooo:rsid="006b3568" fo:background-color="#ffff00" loext:char-shading-value="0"/>
    </style:style>
    <style:style style:name="T10" style:family="text">
      <style:text-properties officeooo:rsid="007807fa" fo:background-color="#ffff00" loext:char-shading-value="0"/>
    </style:style>
    <style:style style:name="T11" style:family="text">
      <style:text-properties officeooo:rsid="007807fa" fo:background-color="#ffff00" loext:char-shading-value="0"/>
    </style:style>
    <style:style style:name="T12" style:family="text">
      <style:text-properties officeooo:rsid="0088fa32" fo:background-color="#ffff00" loext:char-shading-value="0"/>
    </style:style>
    <style:style style:name="T13" style:family="text">
      <style:text-properties officeooo:rsid="008c7355" fo:background-color="#ffff00" loext:char-shading-value="0"/>
    </style:style>
    <style:style style:name="T14" style:family="text">
      <style:text-properties officeooo:rsid="00915489" fo:background-color="#ffff00" loext:char-shading-value="0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2e92bf" fo:background-color="#ffffff" loext:char-shading-value="0"/>
    </style:style>
    <style:style style:name="T17" style:family="text">
      <style:text-properties officeooo:rsid="0088fa32" fo:background-color="#ffffff" loext:char-shading-value="0"/>
    </style:style>
    <style:style style:name="T18" style:family="text">
      <style:text-properties officeooo:rsid="008a02ed" fo:background-color="#ffffff" loext:char-shading-value="0"/>
    </style:style>
    <style:style style:name="T19" style:family="text">
      <style:text-properties officeooo:rsid="008b30d2" fo:background-color="#ffffff" loext:char-shading-value="0"/>
    </style:style>
    <style:style style:name="T20" style:family="text">
      <style:text-properties officeooo:rsid="008c7355" fo:background-color="#ffffff" loext:char-shading-value="0"/>
    </style:style>
    <style:style style:name="T21" style:family="text">
      <style:text-properties officeooo:rsid="00915489" fo:background-color="#ffffff" loext:char-shading-value="0"/>
    </style:style>
    <style:style style:name="T22" style:family="text">
      <style:text-properties officeooo:rsid="001c1a77"/>
    </style:style>
    <style:style style:name="T23" style:family="text">
      <style:text-properties officeooo:rsid="001f05da"/>
    </style:style>
    <style:style style:name="T24" style:family="text">
      <style:text-properties officeooo:rsid="001f99a4"/>
    </style:style>
    <style:style style:name="T25" style:family="text">
      <style:text-properties officeooo:rsid="003001cf"/>
    </style:style>
    <style:style style:name="T26" style:family="text">
      <style:text-properties officeooo:rsid="0033a0f9"/>
    </style:style>
    <style:style style:name="T27" style:family="text">
      <style:text-properties officeooo:rsid="003f9ba7"/>
    </style:style>
    <style:style style:name="T28" style:family="text">
      <style:text-properties officeooo:rsid="004c9bfa"/>
    </style:style>
    <style:style style:name="T29" style:family="text">
      <style:text-properties officeooo:rsid="004eec15"/>
    </style:style>
    <style:style style:name="T30" style:family="text">
      <style:text-properties officeooo:rsid="00516eb1"/>
    </style:style>
    <style:style style:name="T31" style:family="text">
      <style:text-properties officeooo:rsid="0058512e"/>
    </style:style>
    <style:style style:name="T32" style:family="text">
      <style:text-properties officeooo:rsid="005f7240"/>
    </style:style>
    <style:style style:name="T33" style:family="text">
      <style:text-properties officeooo:rsid="00648300"/>
    </style:style>
    <style:style style:name="T34" style:family="text">
      <style:text-properties officeooo:rsid="0067a681"/>
    </style:style>
    <style:style style:name="T35" style:family="text">
      <style:text-properties officeooo:rsid="006b3568"/>
    </style:style>
    <style:style style:name="T36" style:family="text">
      <style:text-properties officeooo:rsid="006fa996"/>
    </style:style>
    <style:style style:name="T37" style:family="text">
      <style:text-properties officeooo:rsid="007807fa"/>
    </style:style>
    <style:style style:name="T38" style:family="text">
      <style:text-properties officeooo:rsid="007b0c87"/>
    </style:style>
    <style:style style:name="T39" style:family="text">
      <style:text-properties officeooo:rsid="0084c1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<text:s text:c="2"/></text:span><text:span text:style-name="T2">0011 1111 0111 1110</text:span> <text:s/>0000 0000 0000 0000 <text:span text:style-name="T23">(MSB: 0)</text:span></text:p>
      <text:p text:style-name="P2"><text:s text:c="2"/><text:span text:style-name="T22">0000 0000 0000 0000 0 (XOR)</text:span></text:p>
      <text:p text:style-name="P2">---------------------------- </text:p>
      <text:p text:style-name="P3"><text:s text:c="3"/><text:span text:style-name="T2">011 1111 0111 1110 <text:s/>0</text:span>000 0000 0000 0000 <text:span text:style-name="T23">(MSB: 0)</text:span></text:p>
      <text:p text:style-name="P3"><text:s text:c="3"/><text:span text:style-name="T23">000 0000 0000 0000 00 <text:s/>(XOR)</text:span></text:p>
      <text:p text:style-name="P3">------------------------ </text:p>
      <text:p text:style-name="P3"><text:s text:c="4"/><text:span text:style-name="T2">11 1111 <text:s/>0111 1110 00</text:span>00 0000 0000 0000 <text:span text:style-name="T24">(MSB: 1)</text:span></text:p>
      <text:p text:style-name="P3"><text:s text:c="4"/><text:span text:style-name="T1">11 0000 0000 0000 101 </text:span></text:p>
      <text:p text:style-name="P3">------------------------------- </text:p>
      <text:p text:style-name="P4"><text:s text:c="5"/><text:span text:style-name="T3">0 1111 <text:s/>0111 1110 101</text:span><text:span text:style-name="T16">0 </text:span><text:span text:style-name="T15"><text:s/></text:span>0000 0000 0000 <text:span text:style-name="T25">(MSB: 0)</text:span></text:p>
      <text:p text:style-name="P4"><text:s text:c="5"/><text:span text:style-name="T26">0 0000 0000 0000 0000 <text:s/></text:span></text:p>
      <text:p text:style-name="P4">------------------------------------- </text:p>
      <text:p text:style-name="P5"><text:s text:c="8"/><text:span text:style-name="T3">1111 <text:s/>0111 1110 1010</text:span><text:span text:style-name="T16"> </text:span><text:span text:style-name="T15"><text:s/>0</text:span>000 0000 0000 <text:span text:style-name="T25">(MSB: 1)</text:span></text:p>
      <text:p text:style-name="P6"><text:s text:c="8"/><text:span text:style-name="T1">1100 0000 0000 0010 <text:s/>1</text:span></text:p>
      <text:p text:style-name="P6">-------------------------------------- </text:p>
      <text:p text:style-name="P7"><text:s text:c="8"/><text:span text:style-name="T2"><text:s/></text:span><text:span text:style-name="T4">011 0111 1110 <text:s/>1000 <text:s/>1</text:span>000 0000 0000 <text:span text:style-name="T25">(MSB: 0)</text:span></text:p>
      <text:p text:style-name="P7"><text:s text:c="9"/><text:span text:style-name="T27">000 0000 0000 0000 <text:s/>00</text:span></text:p>
      <text:p text:style-name="P3">----------------------------------------- </text:p>
      <text:p text:style-name="P8"><text:s text:c="11"/><text:span text:style-name="T4">11 0111 1110 <text:s/>1000 <text:s/>1</text:span><text:span text:style-name="T2">0</text:span>00 0000 0000 <text:span text:style-name="T25">(MSB: 1)</text:span></text:p>
      <text:p text:style-name="P9"><text:s text:c="11"/><text:span text:style-name="T1">11 0000 0000 0000 <text:s/>101 </text:span></text:p>
      <text:p text:style-name="P9">------------------------------------------ </text:p>
      <text:p text:style-name="P9"><text:s text:c="12"/><text:span text:style-name="T5">0 0111 1110 <text:s/>1001 <text:s/>001</text:span><text:span text:style-name="T28">0 0000 0000 (MSB: 0)<text:line-break/> <text:s text:c="11"/>0 0000 0000 0000 <text:s/>0000</text:span></text:p>
      <text:p text:style-name="P9">-------------------------------------------- </text:p>
      <text:p text:style-name="P9"><text:s text:c="14"/><text:span text:style-name="T6">0111 1110 <text:s/>1001 <text:s/>0010 </text:span><text:span text:style-name="T29">0000 0000 (MSB: 0)</text:span></text:p>
      <text:p text:style-name="P9"><text:s/><text:tab/> <text:s/><text:span text:style-name="T30">0000 0000 0000 <text:s/>0000 <text:s/>0</text:span></text:p>
      <text:p text:style-name="P9">----------------------------------------------- </text:p>
      <text:p text:style-name="P10"><text:s text:c="15"/><text:span text:style-name="T6">111 1110 <text:s/>1001 <text:s/>0010 <text:s/>0</text:span><text:span text:style-name="T29">000 0000 (MSB: 1)</text:span></text:p>
      <text:p text:style-name="P11"><text:s text:c="15"/><text:span text:style-name="T1">110 0000 0000 <text:s/>0010 <text:s/>1 </text:span></text:p>
      <text:p text:style-name="P11">--------------------------------------------------</text:p>
      <text:p text:style-name="P11"><text:s text:c="16"/><text:span text:style-name="T7">01 1110 <text:s/>1001 <text:s/>0000 <text:s/>10</text:span><text:span text:style-name="T31">00 0000 (MSB: 0)</text:span></text:p>
      <text:p text:style-name="P11"><text:s text:c="16"/><text:span text:style-name="T32">00 0000 <text:s/>0000 <text:s/>0000 <text:s/>000</text:span></text:p>
      <text:p text:style-name="P11">------------------------------------------------------</text:p>
      <text:p text:style-name="P11"><text:s text:c="17"/><text:span text:style-name="T8">1 1110 <text:s/>1001 0000 100</text:span><text:span text:style-name="T33">0 0000 (MSB: 1)</text:span></text:p>
      <text:p text:style-name="P11"><text:s text:c="17"/><text:span text:style-name="T34">0 0000 0000 0000 <text:s/>0000 <text:tab/></text:span></text:p>
      <text:p text:style-name="P11">----------------------------------------------------------</text:p>
      <text:p text:style-name="P11"><text:s text:c="19"/><text:span text:style-name="T35"><text:s/></text:span><text:span text:style-name="T9">1110 <text:s/>1001 0000 1000</text:span><text:span text:style-name="T35"> 0000 (MSB: 1)</text:span></text:p>
      <text:p text:style-name="P12"><text:s text:c="10"/><text:tab/> <text:s text:c="7"/><text:span text:style-name="T36">1100 <text:s/>0000 0000 0010 1 </text:span></text:p>
      <text:p text:style-name="P12">--------------------------------------------------------------</text:p>
      <text:p text:style-name="P12"><text:tab/> <text:s text:c="8"/><text:span text:style-name="T11">010 <text:s/>1001 0000 1010 1</text:span><text:span text:style-name="T37">000 (MSB: 0)</text:span></text:p>
      <text:p text:style-name="P12"><text:s text:c="21"/><text:span text:style-name="T38">000 <text:s/>0000 0000 0000 0</text:span></text:p>
      <text:p text:style-name="P12">-------------------------------------------------------------------</text:p>
      <text:p text:style-name="P13"><text:s text:c="23"/><text:span text:style-name="T11">10 <text:s/>1001 0000 1010 10</text:span><text:span text:style-name="T37">00 (MSB: 1)<text:line-break/><text:tab/><text:tab/>00 0000 0000 0000 000</text:span></text:p>
      <text:p text:style-name="P13">------------------------------------------------------------------------ </text:p>
      <text:p text:style-name="P14"><text:tab/><text:tab/> <text:span text:style-name="T11">0 <text:s/>1001 0000 1010 100</text:span><text:span text:style-name="T17">0 </text:span><text:span text:style-name="T18">(MSB: 0)</text:span></text:p>
      <text:p text:style-name="P14"><text:span text:style-name="T18"><text:s text:c="25"/></text:span><text:span text:style-name="T19">0 <text:s/>0000 0000 0000 0000</text:span></text:p>
      <text:p text:style-name="P14"><text:span text:style-name="T19">--------------------------------------------------------------------------------</text:span></text:p>
      <text:p text:style-name="P15"><text:span text:style-name="T19"><text:s text:c="28"/></text:span><text:span text:style-name="T11">1001 0000 1010 100</text:span><text:span text:style-name="T13">0</text:span><text:span text:style-name="T20"> </text:span><text:span text:style-name="T21">(Checksumm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14:12.881874807</meta:creation-date>
    <dc:date>2019-06-21T12:44:57.671876804</dc:date>
    <meta:editing-duration>PT30M1S</meta:editing-duration>
    <meta:editing-cycles>86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239" meta:character-count="2212" meta:non-whitespace-character-count="1587"/>
  </office:meta>
</office:document-meta>
</file>